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tropolis" svg:font-family="Metropolis" style:font-adornments="Regular" style:font-pitch="variable"/>
    <style:font-face style:name="Metropolis Black" svg:font-family="'Metropolis Black'" style:font-adornments="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r1" style:family="presentation" style:parent-style-name="Default-subtitle">
      <style:graphic-properties draw:stroke="solid" svg:stroke-color="#000000" draw:fill-color="#ffffff" fo:min-height="1.778cm"/>
    </style:style>
    <style:style style:name="pr2" style:family="presentation" style:parent-style-name="Default-subtitle">
      <style:graphic-properties draw:fill-color="#ffffff" fo:min-height="1.524cm"/>
    </style:style>
    <style:style style:name="pr3" style:family="presentation" style:parent-style-name="Default-subtitle">
      <style:graphic-properties draw:stroke="solid" svg:stroke-color="#000000" draw:fill-color="#ffffff" fo:min-height="2.761cm"/>
    </style:style>
    <style:style style:name="pr4" style:family="presentation" style:parent-style-name="Default-subtitle">
      <style:graphic-properties draw:stroke="solid" svg:stroke-color="#000000" draw:fill-color="#ffffff" fo:min-height="2.28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stroke="solid" svg:stroke-color="#000000" draw:fill-color="#ffffff" fo:min-height="1.745cm"/>
    </style:style>
    <style:style style:name="P1" style:family="paragraph">
      <style:text-properties fo:font-weight="normal"/>
    </style:style>
    <style:style style:name="P2" style:family="paragraph">
      <loext:graphic-properties draw:fill-color="#ffffff"/>
      <style:text-properties fo:font-weight="normal"/>
    </style:style>
    <style:style style:name="P3" style:family="paragraph">
      <style:text-properties fo:font-weight="bold"/>
    </style:style>
    <style:style style:name="P4" style:family="paragraph">
      <loext:graphic-properties draw:fill-color="#ffffff"/>
      <style:text-properties fo:font-weight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9.652cm" svg:height="1.778cm" svg:x="1.524cm" svg:y="2.286cm" presentation:class="subtitle" presentation:user-transformed="true">
          <draw:text-box>
            <text:p text:style-name="P1"><text:span text:style-name="T1">DifferentialEvolution minimizer.fmin()</text:span></text:p>
            <text:p text:style-name="P1"><text:span text:style-name="T1">(DifferentialEvolution.cpp)</text:span></text:p>
          </draw:text-box>
        </draw:frame>
        <draw:frame presentation:style-name="pr2" draw:text-style-name="P4" draw:layer="layout" svg:width="17.325cm" svg:height="1.524cm" svg:x="4.572cm" svg:y="0cm">
          <draw:text-box>
            <text:p text:style-name="P3">Differential Evolution (DE)</text:p>
          </draw:text-box>
        </draw:frame>
        <draw:frame presentation:style-name="pr1" draw:text-style-name="P2" xml:id="id1" draw:id="id1" draw:layer="layout" svg:width="9.652cm" svg:height="1.778cm" svg:x="1.524cm" svg:y="5.334cm">
          <draw:text-box>
            <text:p text:style-name="P1"><text:span text:style-name="T1">differentialEvolution()</text:span></text:p>
            <text:p text:style-name="P1"><text:span text:style-name="T1">(DifferentialEvolutionGPU.cu)</text:span></text:p>
          </draw:text-box>
        </draw:frame>
        <draw:line draw:style-name="gr1" draw:text-style-name="P5" draw:layer="layout" svg:x1="6.35cm" svg:y1="4.064cm" svg:x2="6.35cm" svg:y2="5.334cm">
          <text:p/>
        </draw:line>
        <draw:connector draw:style-name="gr2" draw:text-style-name="P6" draw:layer="layout" draw:line-skew="-0.769cm" svg:x1="1.524cm" svg:y1="6.223cm" svg:x2="1.524cm" svg:y2="12.319cm" draw:start-shape="id1" draw:start-glue-point="3" draw:end-shape="id2" draw:end-glue-point="3" svg:d="M1524 6223h-1270v6096h1270" svg:viewBox="0 0 1271 6097">
          <text:p/>
        </draw:connector>
        <draw:frame presentation:style-name="pr1" draw:text-style-name="P2" draw:layer="layout" svg:width="9.652cm" svg:height="1.778cm" svg:x="1.524cm" svg:y="7.366cm">
          <draw:text-box>
            <text:p text:style-name="P1"><text:span text:style-name="T1">generateRandomVectorAndInit()</text:span></text:p>
            <text:p text:style-name="P1"><text:span text:style-name="T1">(GPU kernel)</text:span></text:p>
          </draw:text-box>
        </draw:frame>
        <draw:line draw:style-name="gr1" draw:text-style-name="P5" draw:layer="layout" svg:x1="0.254cm" svg:y1="8.382cm" svg:x2="1.524cm" svg:y2="8.382cm">
          <text:p/>
        </draw:line>
        <draw:line draw:style-name="gr1" draw:text-style-name="P5" draw:layer="layout" svg:x1="0.254cm" svg:y1="12.319cm" svg:x2="1.524cm" svg:y2="12.319cm">
          <text:p/>
        </draw:line>
        <draw:frame presentation:style-name="pr1" draw:text-style-name="P2" xml:id="id5" draw:id="id5" draw:layer="layout" svg:width="9.652cm" svg:height="1.778cm" svg:x="1.524cm" svg:y="9.398cm">
          <draw:text-box>
            <text:p text:style-name="P1"><text:span text:style-name="T1">ev</text:span><text:span text:style-name="T1">olu</text:span><text:span text:style-name="T1">tio</text:span><text:span text:style-name="T1">nK</text:span><text:span text:style-name="T1">ern</text:span><text:span text:style-name="T1">el()</text:span></text:p>
            <text:p text:style-name="P1"><text:span text:style-name="T1">(G</text:span><text:span text:style-name="T1">PU </text:span><text:span text:style-name="T1">ker</text:span><text:span text:style-name="T1">nel</text:span><text:span text:style-name="T1">)</text:span></text:p>
          </draw:text-box>
        </draw:frame>
        <draw:frame presentation:style-name="pr1" draw:text-style-name="P2" xml:id="id2" draw:id="id2" draw:layer="layout" svg:width="9.652cm" svg:height="1.778cm" svg:x="1.524cm" svg:y="11.43cm">
          <draw:text-box>
            <text:p text:style-name="P1"><text:span text:style-name="T1">find the </text:span><text:span text:style-name="T1">best </text:span><text:span text:style-name="T1">performing </text:span><text:span text:style-name="T1">agent</text:span></text:p>
            <text:p text:style-name="P1"><text:span text:style-name="T1">(CPU code)</text:span></text:p>
          </draw:text-box>
        </draw:frame>
        <draw:line draw:style-name="gr1" draw:text-style-name="P5" draw:layer="layout" svg:x1="0.254cm" svg:y1="10.414cm" svg:x2="1.524cm" svg:y2="10.414cm">
          <text:p/>
        </draw:line>
        <draw:connector draw:style-name="gr2" draw:text-style-name="P6" draw:layer="layout" draw:line-skew="-1.98cm -0.769cm" svg:x1="14.732cm" svg:y1="7.62cm" svg:x2="14.732cm" svg:y2="12.573cm" draw:start-shape="id3" draw:start-glue-point="1" draw:end-shape="id4" draw:end-glue-point="3" svg:d="M14732 7620h-1270v4953h1270" svg:viewBox="0 0 1271 4954">
          <text:p/>
        </draw:connector>
        <draw:frame presentation:style-name="pr3" draw:text-style-name="P2" draw:layer="layout" svg:width="9.652cm" svg:height="2.761cm" svg:x="14.732cm" svg:y="6.35cm">
          <draw:text-box>
            <text:p text:style-name="P1"><text:span text:style-name="T1">For </text:span><text:span text:style-name="T1">each </text:span><text:span text:style-name="T1">agent </text:span><text:span text:style-name="T1">`i` in </text:span><text:span text:style-name="T1">the </text:span><text:span text:style-name="T1">popula</text:span><text:span text:style-name="T1">tion, </text:span><text:span text:style-name="T1">choos</text:span><text:span text:style-name="T1">e 3 </text:span><text:span text:style-name="T1">rando</text:span><text:span text:style-name="T1">m </text:span><text:span text:style-name="T1">agents </text:span><text:span text:style-name="T1">`a`, `b`, </text:span><text:span text:style-name="T1">and `c`, </text:span><text:span text:style-name="T1">distinc</text:span><text:span text:style-name="T1">t from <text:s/></text:span><text:span text:style-name="T1">`p`, <text:s/></text:span><text:span text:style-name="T1">and </text:span><text:span text:style-name="T1">compu</text:span><text:span text:style-name="T1">te a </text:span><text:span text:style-name="T1">new </text:span><text:span text:style-name="T1">agent </text:span><text:span text:style-name="T1">`trial`</text:span></text:p>
          </draw:text-box>
        </draw:frame>
        <draw:line draw:style-name="gr1" draw:text-style-name="P5" xml:id="id3" draw:id="id3" draw:layer="layout" svg:x1="13.462cm" svg:y1="7.62cm" svg:x2="14.732cm" svg:y2="7.62cm">
          <text:p/>
        </draw:line>
        <draw:line draw:style-name="gr1" draw:text-style-name="P5" draw:layer="layout" svg:x1="13.462cm" svg:y1="12.573cm" svg:x2="14.732cm" svg:y2="12.573cm">
          <text:p/>
        </draw:line>
        <draw:frame presentation:style-name="pr1" draw:text-style-name="P2" draw:layer="layout" svg:width="9.652cm" svg:height="1.778cm" svg:x="14.732cm" svg:y="9.398cm">
          <draw:text-box>
            <text:p text:style-name="P1"><text:span text:style-name="T1">Evaluate the cost function `f` at the </text:span><text:span text:style-name="T1">new agent `trial` to get `f(trial)`</text:span></text:p>
          </draw:text-box>
        </draw:frame>
        <draw:frame presentation:style-name="pr4" draw:text-style-name="P2" xml:id="id4" draw:id="id4" draw:layer="layout" svg:width="9.652cm" svg:height="2.286cm" svg:x="14.732cm" svg:y="11.43cm">
          <draw:text-box>
            <text:p text:style-name="P1"><text:span text:style-name="T1">If `f(trial)` is </text:span><text:span text:style-name="T1">smaller </text:span><text:span text:style-name="T1">then `f(i)`, </text:span><text:span text:style-name="T1">then use </text:span><text:span text:style-name="T1">`trial` </text:span><text:span text:style-name="T1">instead of `i` </text:span><text:span text:style-name="T1">for the next </text:span><text:span text:style-name="T1">iteration</text:span></text:p>
          </draw:text-box>
        </draw:frame>
        <draw:line draw:style-name="gr1" draw:text-style-name="P5" draw:layer="layout" svg:x1="13.462cm" svg:y1="10.414cm" svg:x2="14.732cm" svg:y2="10.414cm">
          <text:p/>
        </draw:line>
        <draw:connector draw:style-name="gr2" draw:text-style-name="P6" draw:layer="layout" svg:x1="11.176cm" svg:y1="10.287cm" svg:x2="13.462cm" svg:y2="7.62cm" draw:start-shape="id5" draw:start-glue-point="1" draw:end-shape="id3" draw:end-glue-point="3" svg:d="M11176 10287h1143v-2667h1143" svg:viewBox="0 0 2287 2668">
          <text:p/>
        </draw:connecto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4" draw:layer="layout" svg:width="17.325cm" svg:height="1.524cm" svg:x="4.572cm" svg:y="0cm">
          <draw:text-box>
            <text:p text:style-name="P3">Particle Swarm Optimization (PSO)</text:p>
          </draw:text-box>
        </draw:frame>
        <draw:frame presentation:style-name="pr1" draw:text-style-name="P2" xml:id="id6" draw:id="id6" draw:layer="layout" svg:width="9.652cm" svg:height="1.778cm" svg:x="1.524cm" svg:y="5.334cm">
          <draw:text-box>
            <text:p text:style-name="P1"><text:span text:style-name="T1">cuda_pso()</text:span></text:p>
            <text:p text:style-name="P1"><text:span text:style-name="T1">(kernel.cu)</text:span></text:p>
          </draw:text-box>
        </draw:frame>
        <draw:connector draw:style-name="gr2" draw:text-style-name="P6" draw:layer="layout" draw:line-skew="-0.769cm" svg:x1="1.524cm" svg:y1="6.223cm" svg:x2="1.524cm" svg:y2="12.319cm" draw:start-shape="id6" draw:start-glue-point="3" draw:end-shape="id7" draw:end-glue-point="3" svg:d="M1524 6223h-1270v6096h1270" svg:viewBox="0 0 1271 6097">
          <text:p/>
        </draw:connector>
        <draw:frame presentation:style-name="pr1" draw:text-style-name="P2" draw:layer="layout" svg:width="9.652cm" svg:height="1.778cm" svg:x="1.524cm" svg:y="7.366cm">
          <draw:text-box>
            <text:p text:style-name="P1"><text:span text:style-name="T1">kernel_particles()</text:span></text:p>
            <text:p text:style-name="P1"><text:span text:style-name="T1">(GPU kernel)</text:span></text:p>
          </draw:text-box>
        </draw:frame>
        <draw:line draw:style-name="gr1" draw:text-style-name="P5" draw:layer="layout" svg:x1="0.254cm" svg:y1="8.382cm" svg:x2="1.524cm" svg:y2="8.382cm">
          <text:p/>
        </draw:line>
        <draw:line draw:style-name="gr1" draw:text-style-name="P5" draw:layer="layout" svg:x1="0.254cm" svg:y1="12.319cm" svg:x2="1.524cm" svg:y2="12.319cm">
          <text:p/>
        </draw:line>
        <draw:frame presentation:style-name="pr1" draw:text-style-name="P2" xml:id="id10" draw:id="id10" draw:layer="layout" svg:width="9.652cm" svg:height="1.778cm" svg:x="1.524cm" svg:y="9.398cm">
          <draw:text-box>
            <text:p text:style-name="P1"><text:span text:style-name="T1">kernel_pbests()</text:span></text:p>
            <text:p text:style-name="P1"><text:span text:style-name="T1">(GPU kernel)</text:span></text:p>
          </draw:text-box>
        </draw:frame>
        <draw:frame presentation:style-name="pr1" draw:text-style-name="P2" xml:id="id7" draw:id="id7" draw:layer="layout" svg:width="9.652cm" svg:height="1.778cm" svg:x="1.524cm" svg:y="11.43cm">
          <draw:text-box>
            <text:p text:style-name="P1"><text:span text:style-name="T1">find the best performing pbest: gbest</text:span></text:p>
            <text:p text:style-name="P1"><text:span text:style-name="T1">(CPU code)</text:span></text:p>
          </draw:text-box>
        </draw:frame>
        <draw:line draw:style-name="gr1" draw:text-style-name="P5" draw:layer="layout" svg:x1="0.254cm" svg:y1="10.414cm" svg:x2="1.524cm" svg:y2="10.414cm">
          <text:p/>
        </draw:line>
        <draw:connector draw:style-name="gr2" draw:text-style-name="P6" draw:layer="layout" draw:line-skew="-1.599cm -1.023cm" svg:x1="14.732cm" svg:y1="9.652cm" svg:x2="14.732cm" svg:y2="13.843cm" draw:start-shape="id8" draw:start-glue-point="1" draw:end-shape="id9" draw:end-glue-point="3" svg:d="M14732 9652h-1524v4191h1524" svg:viewBox="0 0 1525 4192">
          <text:p/>
        </draw:connector>
        <draw:frame presentation:style-name="pr6" draw:text-style-name="P2" draw:layer="layout" svg:width="9.652cm" svg:height="1.745cm" svg:x="14.732cm" svg:y="8.636cm">
          <draw:text-box>
            <text:p text:style-name="P1"><text:span text:style-name="T1">St</text:span><text:span text:style-name="T1">or</text:span><text:span text:style-name="T1">e </text:span><text:span text:style-name="T1">`p</text:span><text:span text:style-name="T1">osi</text:span><text:span text:style-name="T1">tio</text:span><text:span text:style-name="T1">ns </text:span><text:span text:style-name="T1">`in </text:span><text:span text:style-name="T1">`t</text:span><text:span text:style-name="T1">mp</text:span><text:span text:style-name="T1">_p</text:span><text:span text:style-name="T1">art</text:span><text:span text:style-name="T1">icl</text:span><text:span text:style-name="T1">e0</text:span><text:span text:style-name="T1">`</text:span></text:p>
          </draw:text-box>
        </draw:frame>
        <draw:line draw:style-name="gr1" draw:text-style-name="P5" xml:id="id8" draw:id="id8" draw:layer="layout" svg:x1="13.462cm" svg:y1="9.652cm" svg:x2="14.732cm" svg:y2="9.652cm">
          <text:p/>
        </draw:line>
        <draw:line draw:style-name="gr1" draw:text-style-name="P5" draw:layer="layout" svg:x1="13.462cm" svg:y1="13.843cm" svg:x2="14.732cm" svg:y2="13.843cm">
          <text:p/>
        </draw:line>
        <draw:frame presentation:style-name="pr1" draw:text-style-name="P2" draw:layer="layout" svg:width="9.652cm" svg:height="1.778cm" svg:x="14.732cm" svg:y="10.668cm">
          <draw:text-box>
            <text:p text:style-name="P1"><text:span text:style-name="T1">St</text:span><text:span text:style-name="T1">or</text:span><text:span text:style-name="T1">e </text:span><text:span text:style-name="T1">`p</text:span><text:span text:style-name="T1">be</text:span><text:span text:style-name="T1">sts</text:span><text:span text:style-name="T1">` in </text:span><text:span text:style-name="T1">`t</text:span><text:span text:style-name="T1">mp</text:span><text:span text:style-name="T1">_p</text:span><text:span text:style-name="T1">art</text:span><text:span text:style-name="T1">icl</text:span><text:span text:style-name="T1">e1`</text:span></text:p>
          </draw:text-box>
        </draw:frame>
        <draw:frame presentation:style-name="pr4" draw:text-style-name="P2" xml:id="id9" draw:id="id9" draw:layer="layout" svg:width="9.652cm" svg:height="2.286cm" svg:x="14.732cm" svg:y="12.7cm">
          <draw:text-box>
            <text:p text:style-name="P1"><text:span text:style-name="T1">If </text:span><text:span text:style-name="T1">`po</text:span><text:span text:style-name="T1">siti</text:span><text:span text:style-name="T1">on` </text:span><text:span text:style-name="T1">is </text:span><text:span text:style-name="T1">bet</text:span><text:span text:style-name="T1">ter </text:span><text:span text:style-name="T1">tha</text:span><text:span text:style-name="T1">n </text:span><text:span text:style-name="T1">`pb</text:span><text:span text:style-name="T1">est`, </text:span><text:span text:style-name="T1">upd</text:span><text:span text:style-name="T1">ate </text:span><text:span text:style-name="T1">`pb</text:span><text:span text:style-name="T1">est` </text:span><text:span text:style-name="T1">wit</text:span><text:span text:style-name="T1">h </text:span><text:span text:style-name="T1">`po</text:span><text:span text:style-name="T1">siti</text:span><text:span text:style-name="T1">on`</text:span></text:p>
          </draw:text-box>
        </draw:frame>
        <draw:line draw:style-name="gr1" draw:text-style-name="P5" draw:layer="layout" svg:x1="13.208cm" svg:y1="11.684cm" svg:x2="14.732cm" svg:y2="11.684cm">
          <text:p/>
        </draw:line>
        <draw:connector draw:style-name="gr2" draw:text-style-name="P6" draw:layer="layout" svg:x1="11.176cm" svg:y1="10.287cm" svg:x2="13.462cm" svg:y2="9.652cm" draw:start-shape="id10" draw:start-glue-point="1" draw:end-shape="id8" draw:end-glue-point="3" svg:d="M11176 10287h1143v-635h1143" svg:viewBox="0 0 2287 636">
          <text:p/>
        </draw:connector>
        <draw:connector draw:style-name="gr2" draw:text-style-name="P6" draw:layer="layout" draw:line-skew="0.254cm" svg:x1="11.176cm" svg:y1="6.223cm" svg:x2="14.732cm" svg:y2="5.207cm" draw:start-shape="id6" draw:start-glue-point="1" draw:end-shape="id11" draw:end-glue-point="3" svg:d="M11176 6223h2032v-1016h1524" svg:viewBox="0 0 3557 1017">
          <text:p/>
        </draw:connector>
        <draw:frame presentation:style-name="pr1" draw:text-style-name="P2" xml:id="id12" draw:id="id12" draw:layer="layout" svg:width="9.652cm" svg:height="1.778cm" svg:x="14.732cm" svg:y="6.35cm">
          <draw:text-box>
            <text:p text:style-name="P1"><text:span text:style-name="T1">Up</text:span><text:span text:style-name="T1">da</text:span><text:span text:style-name="T1">te </text:span><text:span text:style-name="T1">`p</text:span><text:span text:style-name="T1">osi</text:span><text:span text:style-name="T1">tio</text:span><text:span text:style-name="T1">ns`</text:span></text:p>
          </draw:text-box>
        </draw:frame>
        <draw:frame presentation:style-name="pr1" draw:text-style-name="P2" xml:id="id11" draw:id="id11" draw:layer="layout" svg:width="9.652cm" svg:height="1.778cm" svg:x="14.732cm" svg:y="4.318cm">
          <draw:text-box>
            <text:p text:style-name="P1"><text:span text:style-name="T1">Update `velocities`</text:span></text:p>
          </draw:text-box>
        </draw:frame>
        <draw:line draw:style-name="gr4" draw:text-style-name="P5" draw:layer="layout" svg:x1="13.462cm" svg:y1="5.207cm" svg:x2="14.795cm" svg:y2="5.207cm">
          <text:p/>
        </draw:line>
        <draw:line draw:style-name="gr4" draw:text-style-name="P5" draw:layer="layout" svg:x1="13.462cm" svg:y1="7.239cm" svg:x2="14.795cm" svg:y2="7.239cm">
          <text:p/>
        </draw:line>
        <draw:connector draw:style-name="gr2" draw:text-style-name="P6" draw:layer="layout" draw:line-skew="0.254cm" svg:x1="11.176cm" svg:y1="6.223cm" svg:x2="14.732cm" svg:y2="7.239cm" draw:start-shape="id6" draw:start-glue-point="1" draw:end-shape="id12" svg:d="M11176 6223h2032v1016h1524" svg:viewBox="0 0 3557 1017">
          <text:p/>
        </draw:connector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tropolis" svg:font-family="Metropolis" style:font-adornments="Regular" style:font-pitch="variable"/>
    <style:font-face style:name="Metropolis Black" svg:font-family="'Metropolis Black'" style:font-adornments="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Metropolis" fo:font-family="Metropolis" style:font-style-name="Regular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09T16:14:24.747528266</meta:creation-date>
    <dc:date>2022-12-09T16:40:26.265726150</dc:date>
    <meta:editing-duration>PT15M43S</meta:editing-duration>
    <meta:editing-cycles>14</meta:editing-cycles>
    <meta:generator>LibreOffice/6.2.5.2$Linux_X86_64 LibreOffice_project/1ec314fa52f458adc18c4f025c545a4e8b22c159</meta:generator>
    <meta:document-statistic meta:object-count="67"/>
  </office:meta>
</office:document-meta>
</file>